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um size (ns)</text:p>
          </table:table-cell>
          <table:table-cell office:value-type="string" calcext:value-type="string">
            <text:p>wallclock 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062" calcext:value-type="float">
            <text:p>30,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988" calcext:value-type="float">
            <text:p>32,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481" calcext:value-type="float">
            <text:p>27,4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.376" calcext:value-type="float">
            <text:p>16,3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.189" calcext:value-type="float">
            <text:p>14,1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.15" calcext:value-type="float">
            <text:p>14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mon Blanco</meta:initial-creator>
    <meta:creation-date>2025-02-09T19:30:08.466292455</meta:creation-date>
    <dc:date>2025-02-09T21:39:03.127786888</dc:date>
    <dc:creator>Simon Blanco</dc:creator>
    <meta:editing-duration>PT1H20M2S</meta:editing-duration>
    <meta:editing-cycles>1</meta:editing-cycles>
    <meta:document-statistic meta:table-count="1" meta:cell-count="14" meta:object-count="0"/>
    <meta:generator>LibreOffice/25.2.0.3$Linux_X86_64 LibreOffice_project/520$Build-3</meta:generator>
  </office:meta>
</office:document-meta>
</file>